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</office:automatic-styles>
  <office:body>
    <office:text text:use-soft-page-breaks="true">
      <text:p text:style-name="P1">ENGLISH</text:p>
      <text:p text:style-name="Normal">S.U.L:</text:p>
      <text:p text:style-name="Normal">-six-minute English</text:p>
      <text:p text:style-name="Normal">-British council podcasts = adult<text:s/></text:p>
      <text:p text:style-name="Normal">-cleverbot.com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RAN Florian</meta:initial-creator>
    <dc:creator>TRAN Florian</dc:creator>
    <meta:creation-date>2021-09-06T13:00:00Z</meta:creation-date>
    <dc:date>2021-09-20T09:06:00Z</dc:date>
    <meta:template xlink:href="Normal" xlink:type="simple"/>
    <meta:editing-cycles>4</meta:editing-cycles>
    <meta:editing-duration>PT0S</meta:editing-duration>
    <meta:document-statistic meta:page-count="1" meta:paragraph-count="1" meta:word-count="13" meta:character-count="88" meta:row-count="1" meta:non-whitespace-character-count="76"/>
  </office:meta>
</office:document-meta>
</file>